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353cm" loext:contextual-spacing="false" fo:line-height="100%"/>
    </style:style>
    <style:style style:name="P2" style:family="paragraph" style:parent-style-name="normal">
      <style:paragraph-properties fo:margin-top="0.423cm" fo:margin-bottom="0.353cm" loext:contextual-spacing="false" fo:line-height="100%"/>
      <style:text-properties style:font-name="Times New Roman" fo:font-size="20pt" style:text-underline-style="solid" style:text-underline-width="auto" style:text-underline-color="font-color" fo:font-weight="bold" style:font-name-asian="Times New Roman1" style:font-size-asian="20pt" style:font-weight-asian="bold" style:font-name-complex="Times New Roman1" style:font-size-complex="20pt"/>
    </style:style>
    <style:style style:name="P3" style:family="paragraph" style:parent-style-name="normal" style:master-page-name="Standard">
      <style:paragraph-properties fo:margin-top="0.423cm" fo:margin-bottom="0.353cm" loext:contextual-spacing="false" fo:line-height="100%" fo:text-align="center" style:justify-single-word="false" style:page-number="1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4" style:family="paragraph" style:parent-style-name="normal">
      <style:paragraph-properties fo:margin-top="0.423cm" fo:margin-bottom="0.353cm" loext:contextual-spacing="false" fo:line-height="100%"/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1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1868bf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93b01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8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/>
    </style:style>
    <style:style style:name="T9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0" style:family="text">
      <style:text-properties fo:color="#0000ff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434343" fo:font-size="16pt" fo:font-style="italic" style:font-size-asian="16pt" style:font-style-asian="italic" style:font-size-complex="16pt"/>
    </style:style>
    <style:style style:name="T12" style:family="text">
      <style:text-properties fo:color="#434343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RICULUM VITAE</text:p>
      <text:p text:style-name="P4">DATOS PERSONALES</text:p>
      <text:p text:style-name="P1"><text:span text:style-name="T2">N</text:span><text:span text:style-name="T4">ombre y Apellido: Juan Ignacio Trigueros<text:line-break/></text:span><text:span text:style-name="T2">D</text:span><text:span text:style-name="T4">NI: 39.911.145<text:line-break/></text:span><text:span text:style-name="T2">F</text:span><text:span text:style-name="T4">echa de nacimiento: 25/08/96<text:line-break/></text:span><text:span text:style-name="T2">N</text:span><text:span text:style-name="T4">acionalidad: Argentino<text:line-break/></text:span><text:span text:style-name="T2">D</text:span><text:span text:style-name="T4">omicilio: Espinosa 2678 CABA, CP: 1416<text:line-break/></text:span><text:span text:style-name="T2">C</text:span><text:span text:style-name="T4">elular: 1166109009<text:line-break/></text:span><text:span text:style-name="T2">T</text:span><text:span text:style-name="T4">eléfono: 45843220<text:line-break/></text:span><text:span text:style-name="T2">E</text:span><text:span text:style-name="T4">-mail: </text:span><text:span text:style-name="T10">Jignacio.trigueros@gmail.com</text:span></text:p>
      <text:p text:style-name="P1"><text:span text:style-name="T1">ESTUDIOS</text:span><text:span text:style-name="T4"><text:line-break/></text:span><text:span text:style-name="T2">S</text:span><text:span text:style-name="T4">ecundario: Escuela de Comercio Nº 16 Gabriela Mistral D.E 7<text:line-break/></text:span><text:span text:style-name="T2">U</text:span><text:span text:style-name="T4">niversitario</text:span><text:span text:style-name="T2">:</text:span><text:span text:style-name="T6">Escuela Multimedial DaVinci: Analista de Sistemas </text:span><text:span text:style-name="T4">[Mayo 2017 - Noviembre 2018]<text:line-break/></text:span><text:span text:style-name="T7"><text:line-break/></text:span><text:span text:style-name="T1">EXPERIENCIA LABORAL<text:line-break/><text:line-break/>-</text:span><text:span text:style-name="T11">Quality Assurance Analyst</text:span><text:span text:style-name="T12"> </text:span><text:span text:style-name="T4">- </text:span><text:span text:style-name="T2">G</text:span><text:span text:style-name="T3">lobant</text:span><text:span text:style-name="T4"><text:line-break/>[Noviembre 2019 - Actualidad]<text:line-break/></text:span><text:span text:style-name="T2">R</text:span><text:span text:style-name="T4">ecolección de información, alimento de IA en herramientas de cliente.<text:line-break/>Casos de prueba, identificación de problema, SCRUM y metodologías ágiles.<text:line-break/><text:line-break/>-</text:span><text:span text:style-name="T11">SSr Liquidador de Prestaciones Médicas</text:span><text:span text:style-name="T4"> - </text:span><text:span text:style-name="T2">GMS SA</text:span><text:span text:style-name="T4"><text:line-break/>[Marzo 2017 Noviembre 2019]<text:line-break/></text:span><text:span text:style-name="T2">A</text:span><text:span text:style-name="T4">nálisis de facturas médicas, liquidación de sueldos/prestaciones, auditoría externa, manejo de herramienta de gestión.<text:line-break/><text:line-break/>-</text:span><text:span text:style-name="T11">Liquidador de Sueldos/Proveedores</text:span><text:span text:style-name="T8"> </text:span><text:span text:style-name="T4">- </text:span><text:span text:style-name="T9">Estancia los Naranjos<text:line-break/></text:span><text:span text:style-name="T4">[Enero 2015 / Marzo 2017]</text:span><text:span text:style-name="T9"><text:line-break/></text:span><text:span text:style-name="T2">L</text:span><text:span text:style-name="T4">iquidación de sueldos, pago a proveedores, control y gestión organizacional de la administración.</text:span></text:p>
      <text:p text:style-name="P1"><text:soft-page-break/><text:span text:style-name="T1"><text:line-break/><text:line-break/>Tecnologias<text:line-break/></text:span><text:span text:style-name="T2">H</text:span><text:span text:style-name="T4">TML, CSS, JS, </text:span><text:span text:style-name="T5">SQL -</text:span><text:span text:style-name="T4"> BASICO.<text:line-break/></text:span><text:span text:style-name="T2">L</text:span><text:span text:style-name="T4">INUX, JIRA, SAP, SPREAD/EXCEL - INTERMEDIO<text:line-break/></text:span><text:span text:style-name="T2">T</text:span><text:span text:style-name="T4">WINMOTION, UE4, BLENDER - INTERMEDIO.</text:span></text:p>
      <text:p text:style-name="P1"><text:span text:style-name="T1">IDIOMA<text:line-break/></text:span><text:span text:style-name="T2">E</text:span><text:span text:style-name="T4">spañol nativo<text:line-break/></text:span><text:span text:style-name="T2">I</text:span><text:span text:style-name="T4">nglés: </text:span><text:span text:style-name="T2">E</text:span><text:span text:style-name="T4">scrito (Intermedio – Avanzado)<text:line-break/></text:span><text:span text:style-name="T2">O</text:span><text:span text:style-name="T4">ral (intermedio)<text:line-break/></text:span><text:span text:style-name="T1"><text:line-break/>TIEMPO LIBRE<text:line-break/></text:span><text:span text:style-name="T2">D</text:span><text:span text:style-name="T4">eportista – Jugador de Básquet.<text:line-break/></text:span><text:span text:style-name="T2">J</text:span><text:span text:style-name="T4">oven líder y Capacitador en la fundación CUI.D.AR.<text:line-break/></text:span><text:span text:style-name="T2">P</text:span><text:span text:style-name="T4">roductor musical independiente.<text:line-break/></text:span><text:span text:style-name="T2">P</text:span><text:span text:style-name="T4">royecto personal en relación a la impresión 3D, <text:line-break/> <text:s/>COR3VIEW </text:span><text:a xlink:type="simple" xlink:href="https://cor3view.com/" text:style-name="ListLabel_20_1" text:visited-style-name="ListLabel_20_1"><text:span text:style-name="T13">https://cor3view.com/</text:span></text:a><text:span text:style-name="T4"><text:line-break/></text:span></text:p>
      <text:p text:style-name="P2"/>
      <text:p text:style-name="P1"/>
      <text:p text:style-name="P1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8T14:11:55.128000000</dc:date>
    <meta:editing-duration>PT2M36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6" meta:word-count="188" meta:character-count="1458" meta:non-whitespace-character-count="1263"/>
  </office:meta>
</office:document-meta>
</file>